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Montserrat" svg:font-family="Montserrat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6.604cm"/>
    </style:style>
    <style:style style:name="co4" style:family="table-column">
      <style:table-column-properties fo:break-before="auto" style:column-width="6.299cm"/>
    </style:style>
    <style:style style:name="co5" style:family="table-column">
      <style:table-column-properties fo:break-before="auto" style:column-width="5.604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4.263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62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none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Default">
      <style:table-cell-properties fo:border-bottom="0.062cm solid #000000" fo:background-color="#d9d9d9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62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non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Default">
      <style:table-cell-properties fo:border-bottom="0.062cm solid #000000" style:diagonal-bl-tr="none" style:diagonal-tl-br="none" style:text-align-source="fix" style:repeat-content="false" fo:wrap-option="wrap" fo:border-left="0.026cm solid #000000" style:direction="ltr" fo:border-right="0.062cm solid #000000" style:rotation-angle="0" style:rotation-align="none" style:shrink-to-fit="false" fo:border-top="0.026cm solid #000000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/>
          <table:table-cell table:style-name="ce6" office:value-type="string">
            <text:p>Fonctionnalité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Une page d’accueil montrant (de manière dynamique) tous les articles disponibles à la vente.</text:p>
          </table:table-cell>
          <table:table-cell table:style-name="ce11" office:value-type="string">
            <text:p>Ouvrir sur la page d'accueil du site web dans un navigateur</text:p>
          </table:table-cell>
          <table:table-cell table:style-name="ce11" office:value-type="string">
            <text:p>Affichage de l'ensemble des produits</text:p>
          </table:table-cell>
          <table:table-cell table:style-name="ce15" office:value-type="string">
            <text:p>OK / Description erreur</text:p>
          </table:table-cell>
          <table:table-cell table:number-columns-repeated="101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Une page produit qui affiche dynamiquement les détails du produit cliqué à la page d’accueil.</text:p>
          </table:table-cell>
          <table:table-cell table:style-name="ce12" office:value-type="string">
            <text:p>Cliquer sur un produit de la page d’accueil.</text:p>
          </table:table-cell>
          <table:table-cell table:style-name="ce12" office:value-type="string">
            <text:p>Afficher les informations du produit cliqué sur la page d’accueil sur la page produit.</text:p>
          </table:table-cell>
          <table:table-cell table:style-name="ce16" office:value-type="string">
            <text:p>Ok / L’API doit être en marche pour cela que ça fonctionne (ne pas oublier de faire un npm start pendant la phase de conception)</text:p>
          </table:table-cell>
          <table:table-cell table:number-columns-repeated="1019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Choisir la couleur du produit sur la page produit</text:p>
          </table:table-cell>
          <table:table-cell table:style-name="ce12" office:value-type="string">
            <text:p>Cliquer sur le menu d’option déroulant « Choisir une couleur » et cliquer sur la couleur désirée.</text:p>
          </table:table-cell>
          <table:table-cell table:style-name="ce12" office:value-type="string">
            <text:p>Affiche la couleur sélectionnée dans le formulaire « Choisir une couleur ».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8" office:value-type="string">
            <text:p>Choisir la quantité du produit sur la page produit</text:p>
          </table:table-cell>
          <table:table-cell table:style-name="ce12" office:value-type="string">
            <text:p>Incrémenter/Soustraire la quantité avec l’input du formulaire ou en entrant un nombre au clavier dans le formulaire « Nombre d’articles ».</text:p>
          </table:table-cell>
          <table:table-cell table:style-name="ce12" office:value-type="string">
            <text:p>Affiche la quantité sélectionner ou entrer par l’utilisateur dans le champ « Nombre d’article » .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8" office:value-type="string">
            <text:p>Ajouter le produit au panier</text:p>
          </table:table-cell>
          <table:table-cell table:style-name="ce12" office:value-type="string">
            <text:p>Cliquer sur le bouton « Ajouter au panier » de la page produit.</text:p>
          </table:table-cell>
          <table:table-cell table:style-name="ce12" office:value-type="string">
            <text:p>Ajoute l’article au panier (et au localStorage). Affiche une fenêtre pour renvoyer à l’acceuil ou envoyer au panier comme confirmation.</text:p>
          </table:table-cell>
          <table:table-cell table:style-name="ce16" office:value-type="string">
            <text:p>Ok / L’utilisateur peut envoyer un article sans indiquer les champs d’options.</text:p>
          </table:table-cell>
          <table:table-cell table:number-columns-repeated="1019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8" office:value-type="string">
            <text:p>Fenêtre confirmation ajout panier</text:p>
          </table:table-cell>
          <table:table-cell table:style-name="ce12" office:value-type="string">
            <text:p>Ajouter l’article au panier. </text:p>
          </table:table-cell>
          <table:table-cell table:style-name="ce12" office:value-type="string">
            <text:p>Une fenêtre de confirmation intervient une fois l’article ajouté afin de renvoyer à l’accueil ou au panier.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8" office:value-type="string">
            <text:p>Résumé des articles désirés dans le panier</text:p>
          </table:table-cell>
          <table:table-cell table:style-name="ce12" office:value-type="string">
            <text:p>Ouvrir le panier via le menu du site ou via la fenêtre de confirmation.</text:p>
          </table:table-cell>
          <table:table-cell table:style-name="ce12" office:value-type="string">
            <text:p>Voir les articles enregistrés par l’utilisateur ainsi que les informations.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8" office:value-type="string">
            <text:p>Supprimer un article du panier</text:p>
          </table:table-cell>
          <table:table-cell table:style-name="ce12" office:value-type="string">
            <text:p>Cliquer sur « supprimer » sur un article du panier.</text:p>
          </table:table-cell>
          <table:table-cell table:style-name="ce12" office:value-type="string">
            <text:p>L’article disparaît du panier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8" office:value-type="string">
            <text:p>Modifier la quantité d’article depuis le panier</text:p>
          </table:table-cell>
          <table:table-cell table:style-name="ce12" office:value-type="string">
            <text:p>Incrémenter/Soustraire la quantité avec l’input du formulaire ou en entrant un nombre au clavier dans le formulaire « Nombre d’articles ».</text:p>
          </table:table-cell>
          <table:table-cell table:style-name="ce12" office:value-type="string">
            <text:p>Affiche et ajoute la nouvelle quantité sélectionnée au panier pour l’article.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8" office:value-type="string">
            <text:p>Affiche le prix total</text:p>
          </table:table-cell>
          <table:table-cell table:style-name="ce12" office:value-type="string">
            <text:p>Ouvrir le panier et observer la ligne  « Total ».</text:p>
          </table:table-cell>
          <table:table-cell table:style-name="ce12" office:value-type="string">
            <text:p>« Total » affiche total le nombre d’article (quantité incluse) ainsi que le prix total du nombre d’article.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8" office:value-type="string">
            <text:p>Entrer les informations utilisateurs</text:p>
          </table:table-cell>
          <table:table-cell table:style-name="ce12" office:value-type="string">
            <text:p>Saisir les informations dans les champs du panier puis appuyer sur ok.</text:p>
          </table:table-cell>
          <table:table-cell table:style-name="ce12" office:value-type="string">
            <text:p>Si les informations sont conformes alors les informations saisis sont envoyé vers le serveur puis l’utilisateur est redirigé vers la page commande.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8" office:value-type="string">
            <text:p>Vérification des informations utilisateurs.</text:p>
          </table:table-cell>
          <table:table-cell table:style-name="ce12" office:value-type="string">
            <text:p>Entrer des informations erronées. (Prénom avec des chiffres, nom avec des chiffres, email sans @).</text:p>
          </table:table-cell>
          <table:table-cell table:style-name="ce12" office:value-type="string">
            <text:p>Le formulaire refuse l’information et bloque l’envoi du formulaire.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8" office:value-type="string">
            <text:p>Page confirmation de commande</text:p>
          </table:table-cell>
          <table:table-cell table:style-name="ce12" office:value-type="string">
            <text:p>Commande passé depuis la page panier avec des informations correctes.</text:p>
          </table:table-cell>
          <table:table-cell table:style-name="ce12" office:value-type="string">
            <text:p>Rediriger vers une page de confirmation contenant le numéro de commande.</text:p>
          </table:table-cell>
          <table:table-cell table:style-name="ce16" office:value-type="string">
            <text:p>Ok</text:p>
          </table:table-cell>
          <table:table-cell table:number-columns-repeated="1019"/>
        </table:table-row>
        <table:table-row table:style-name="ro2" table:number-rows-repeated="5">
          <table:table-cell table:style-name="ce3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3" table:number-rows-repeated="2">
          <table:table-cell table:style-name="ce3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3">
          <table:table-cell table:style-name="ce4"/>
          <table:table-cell table:style-name="ce9"/>
          <table:table-cell table:style-name="ce13" table:number-columns-repeated="2"/>
          <table:table-cell table:style-name="ce17"/>
          <table:table-cell table:number-columns-repeated="101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Montserrat" svg:font-family="Montserrat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3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Arial" style:font-name-complex="Arial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43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2">22/11/2021</text:date>, <text:time>11:3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22T11:34:21.92</dc:date>
    <meta:editing-duration>PT10M56S</meta:editing-duration>
    <meta:editing-cycles>4</meta:editing-cycles>
    <meta:generator>OpenOffice/4.1.11$Win32 OpenOffice.org_project/4111m1$Build-9808</meta:generator>
    <meta:document-statistic meta:table-count="1" meta:cell-count="69" meta:object-count="0"/>
  </office:meta>
</office:document-meta>
</file>